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justify" style:justify-single-word="false"/>
      <style:text-properties fo:font-style="italic" style:font-style-asian="italic" style:font-style-complex="italic"/>
    </style:style>
    <style:style style:name="P4" style:family="paragraph" style:parent-style-name="Standard">
      <style:paragraph-properties fo:text-align="start" style:justify-single-word="false"/>
      <style:text-properties fo:font-style="italic" style:font-style-asian="italic" style:font-style-complex="italic"/>
    </style:style>
    <style:style style:name="P5" style:family="paragraph" style:parent-style-name="Standard">
      <style:paragraph-properties fo:text-align="justify" style:justify-single-word="false"/>
    </style:style>
    <style:style style:name="P6" style:family="paragraph" style:parent-style-name="Standard" style:list-style-name="L5">
      <style:paragraph-properties fo:text-align="justify" style:justify-single-word="false"/>
    </style:style>
    <style:style style:name="P7" style:family="paragraph" style:parent-style-name="Standard" style:list-style-name="L6">
      <style:paragraph-properties fo:text-align="justify" style:justify-single-word="false"/>
    </style:style>
    <style:style style:name="P8" style:family="paragraph" style:parent-style-name="Standard" style:list-style-name="L7">
      <style:paragraph-properties fo:text-align="justify" style:justify-single-word="false"/>
    </style:style>
    <style:style style:name="P9" style:family="paragraph" style:parent-style-name="Standard" style:list-style-name="L9">
      <style:paragraph-properties fo:text-align="justify" style:justify-single-word="false"/>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Standard">
      <style:paragraph-properties fo:text-align="start" style:justify-single-word="false"/>
      <style:text-properties fo:font-weight="bold" style:font-weight-asian="bold" style:font-weight-complex="bold"/>
    </style:style>
    <style:style style:name="P13" style:family="paragraph" style:parent-style-name="Standard" style:list-style-name="L12">
      <style:paragraph-properties fo:text-align="start" style:justify-single-word="false"/>
      <style:text-properties fo:font-weight="bold" style:font-weight-asian="bold" style:font-weight-complex="bold"/>
    </style:style>
    <style:style style:name="P14" style:family="paragraph" style:parent-style-name="Standard" style:list-style-name="L11">
      <style:paragraph-properties fo:text-align="start" style:justify-single-word="false"/>
      <style:text-properties fo:font-weight="bold" style:font-weight-asian="bold" style:font-weight-complex="bold"/>
    </style:style>
    <style:style style:name="P15" style:family="paragraph" style:parent-style-name="Standard" style:list-style-name="L10">
      <style:paragraph-properties fo:text-align="start" style:justify-single-word="false"/>
      <style:text-properties fo:font-weight="bold" style:font-weight-asian="bold" style:font-weight-complex="bold"/>
    </style:style>
    <style:style style:name="P16" style:family="paragraph" style:parent-style-name="Heading_20_1">
      <style:paragraph-properties fo:text-align="justify" style:justify-single-word="fals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mation Impérative</text:p>
      <text:p text:style-name="P1">Projet : Risk</text:p>
      <text:p text:style-name="P5">Vincent CADIOT</text:p>
      <text:p text:style-name="P5">Ken OSHIRO<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Table des matières</text:p>
          </text:index-title>
          <text:p text:style-name="P17">Introduction<text:tab/>2</text:p>
          <text:p text:style-name="P17">Présentation du problème<text:tab/>2</text:p>
          <text:p text:style-name="P17">Spécification du problème<text:tab/>3</text:p>
          <text:p text:style-name="P17">Principaux algorithmes<text:tab/>4</text:p>
          <text:p text:style-name="P18">Main<text:tab/>4</text:p>
          <text:p text:style-name="P18">Déplacement des troupes<text:tab/>6</text:p>
          <text:p text:style-name="P18">Vérification des conditions de victoire<text:tab/>8</text:p>
          <text:p text:style-name="P17">Méthodes de travail<text:tab/>9</text:p>
          <text:p text:style-name="P17">Difficultés rencontrées<text:tab/>9</text:p>
          <text:p text:style-name="P17">Conclusion<text:tab/>9</text:p>
          <text:p text:style-name="P17">Manuel d'utilisation<text:tab/>10</text:p>
        </text:index-body>
      </text:table-of-content>
      <text:p text:style-name="P5"/>
      <text:h text:style-name="P16" text:outline-level="1">Introduction</text:h>
      <text:p text:style-name="P5"/>
      <text:p text:style-name="P5"><text:tab/>Le projet a consisté en la production du jeu de plateau RISK avec JAVA. Ce jeu de stratégie met en compétition plusieurs joueurs dans la conquête de territoires, et ce dans le but d'une domination mondiale. </text:p>
      <text:p text:style-name="P5"/>
      <text:p text:style-name="P3">Pourquoi ce projet ?</text:p>
      <text:p text:style-name="P3"/>
      <text:p text:style-name="P5"><text:tab/>Le choix s'est porté sur ce jeu par le biais de deux critères : la difficulté de réalisation, de telle sorte qu'il ne soit ni trop facile ni trop difficile à programmer, et l'aspect ludique associé, afin de trouver le projet plaisant à réaliser et à tester. </text:p>
      <text:p text:style-name="P5"/>
      <text:p text:style-name="P5"><text:tab/>Tout d'abord ce projet nous a semblé difficile tout en étant à portée de notre maîtrise de l’algorithmique et de java. <text:s/>L'utilisation intensive d'objets, de tableaux et de nombreuses fonctions nous a bien confirmé la difficulté de la tâche.</text:p>
      <text:p text:style-name="P5"><text:tab/>Vis à vis du deuxième critère, Risk est un jeu populaire que nous apprécions et dont nous avons effectivement pris plaisir à programmer.</text:p>
      <text:h text:style-name="Heading_20_1" text:outline-level="1">Présentation du problème</text:h>
      <text:p text:style-name="P11">Les règles du jeu</text:p>
      <text:p text:style-name="P5"/>
      <text:p text:style-name="P3">Généralités</text:p>
      <text:p text:style-name="P3"/>
      <text:p text:style-name="P5">RISK est un jeu pour 2 à 6 joueurs. Le plateau de jeu représente la carte du monde. Elle est divisée en 42 territoires répartis sur 5 continents. Chaque pion représente une armée que les joueurs doivent positionner et bouger sur le plateau. </text:p>
      <text:p text:style-name="P5">Les joueurs sont dans une situation d'information quasi-parfaite et connaissent le nombre précis et la localité de chaque pion et territoire de chaque joueur. La seule information dont ils ne disposent pas est la condition de victoire donnée à chaque joueur en début de partie. RISK est donc un jeu de stratégie puisqu'il consiste à tenter de deviner la condition de victoire des adversaires tout en remplissant son propre objectif (si possible en trompant l'adversaire sur sa véritable nature) .</text:p>
      <text:p text:style-name="P5">Les combats entre armées sont décidés par les dés, et une part de chance conditionne donc la victoire de chaque joueur .</text:p>
      <text:p text:style-name="P5"/>
      <text:p text:style-name="P3">Préparation</text:p>
      <text:p text:style-name="P5">Chaque joueur se voit attribuer au hasard un objectif tel que conquérir x territoires ou occuper tel <text:soft-page-break/>continent. Il tire au hasard 14 territoires. Chaque territoire doit toujours être occupé par au moins un jeton, il dispose donc 1 pion sur chacun. Il dispose ensuite de 21 pions à placer où il souhaite sur ses 14 territoires. </text:p>
      <text:p text:style-name="P5">Lorsque chaque joueur a terminé de placer ses pions, le jeu commence.</text:p>
      <text:p text:style-name="P3"/>
      <text:p text:style-name="P3">Tours de jeu</text:p>
      <text:p text:style-name="P5">Un tour de jeu se déroule en trois phases :</text:p>
      <text:p text:style-name="P5"/>
      <text:list xml:id="list3018595874975757524" text:style-name="L6">
        <text:list-item>
          <text:p text:style-name="P7">la phase de renforts.</text:p>
        </text:list-item>
      </text:list>
      <text:p text:style-name="P5">Le joueur reçoit un nombre de pions égal à ses territoires contrôlés /3 (arrondi à l'entier inférieur) + des renforts bonus s'il possède en intégralité un ou plusieurs continents. Il les dispose où il le souhaite sur ses territoires. Lorsqu'il a placé tous ses pions, il passe à la phase d'attaque.</text:p>
      <text:p text:style-name="P5"/>
      <text:list xml:id="list3624588448453537535" text:style-name="L7">
        <text:list-item>
          <text:p text:style-name="P8">la phase d'attaque</text:p>
        </text:list-item>
      </text:list>
      <text:p text:style-name="P5">Le joueur peut attaquer autant de fois qu'il souhaite durant un tour. Il ne peut attaquer qu'un territoire voisin avec un maximum de 3 armées. Il déclare d'où et où il attaque avec combien d'armées, puis lance 1 dé pour chaque armée engagée (dans une limite de 3). Le défenseur lance 1 ou 2 dé (si deux armées sont présentes ou plus). La plus grande valeur de l'attaque est comparée à la plus grande valeur de la défense, celui ayant la plus grande l'emporte et détruit une armée ennemie. Si le défenseur et l'attaquant ont jeté au moins deux dés, alors la seconde plus grande valeur de l'attaque est comparée à la seconde valeur de la défense, et une perte est infligée à celui ayant la plus faible.</text:p>
      <text:p text:style-name="P5">Lorsqu'un territoire n'a plus de défenseur, le territoire est conquis par l'armée attaquante. Le joueur victorieux peut déplacer autant de troupes qu'il le souhaite depuis la province d'où est partie l'attaque. Lorsque le joueur a terminé toutes ses attaques, il passe à la phase déplacement.</text:p>
      <text:p text:style-name="P5"/>
      <text:list xml:id="list2400161105800529456" text:style-name="L9">
        <text:list-item>
          <text:p text:style-name="P9">La phase déplacement</text:p>
        </text:list-item>
      </text:list>
      <text:p text:style-name="P5">Le joueur peut déplacer autant de fois qu'il le souhaite ses troupes à l'intérieur de ses territoires.</text:p>
      <text:p text:style-name="P5">Lorsqu'il a validé son tour prend fin et le joueur suivant commence.</text:p>
      <text:p text:style-name="P5"/>
      <text:p text:style-name="P3">Fin du jeu</text:p>
      <text:p text:style-name="P5"/>
      <text:p text:style-name="P5">Le jeu prend fin lorsqu'un des joueurs réussi son objectif.</text:p>
      <text:h text:style-name="Heading_20_1" text:outline-level="1">Spécification du problème</text:h>
      <text:p text:style-name="P5"/>
      <text:p text:style-name="P5"><text:tab/>Le programme fonctionne via l'utilisation de la console et les saisies claviers des joueurs. Il a été codé de façon modulaire, c'est à dire qu'il consiste en une fonction 'main' qui appelle d'autres fonctions nécessaires pour le déroulement du jeu. Deux objets ont été créées : des joueurs et des pays. Une partie importante du travail a donc été de gérer les interactions entre les différents objets, leurs attributs, les fonctions et leurs retours, ainsi que la vérification des saisies des joueurs afin qu'elles ne soient pas aberrantes. </text:p>
      <text:p text:style-name="P5"/>
      <text:p text:style-name="P5"><text:tab/>Le projet doit pouvoir résoudre les éléments suivants : </text:p>
      <text:list xml:id="list1299132585736240722" text:style-name="L5">
        <text:list-item>
          <text:p text:style-name="P6">la possibilité de jouer à 3 joueurs partageant la même console</text:p>
        </text:list-item>
        <text:list-item>
          <text:p text:style-name="P6">le respect des règles du jeu de plateau</text:p>
        </text:list-item>
        <text:list-item>
          <text:p text:style-name="P6">le jeu s'arrête lorsque l'un des joueurs a atteint sa condition de victoire.</text:p>
        </text:list-item>
      </text:list>
      <text:p text:style-name="P5"/>
      <text:p text:style-name="P5">Les fonctionnalités avancées (interface graphique, plus de joueurs...) n'ont pas pu être mises à place par manque de temps disponible. Elles auraient nécessité un temps de travail considérable pour peu de changement dans les mécanismes du jeu, nous avons donc jugé préférable de ne pas nous <text:soft-page-break/>éparpiller et proposer un programme simple mais complet et fonctionnel.</text:p>
      <text:h text:style-name="Heading_20_1" text:outline-level="1">Principaux algorithmes</text:h>
      <text:h text:style-name="Heading_20_3" text:outline-level="3">Main</text:h>
      <text:p text:style-name="Standard"><text:span text:style-name="T3">Tirage au sort des conditions de victoire</text:span><text:span text:style-name="T1"><text:line-break/>Nous tirons au sort 3 conditions de victoire que nous stockons dans un tableau et que nous attribuons à chaque joueur.</text:span></text:p>
      <text:p text:style-name="Standard"><text:line-break/><text:tab/><text:tab/>pour i de 0 à 2 {<text:line-break/><text:tab/><text:tab/><text:tab/>faire {<text:line-break/><text:tab/><text:tab/><text:tab/><text:tab/>testTirage ← vrai;</text:p>
      <text:p text:style-name="P2"><text:tab/><text:tab/><text:tab/><text:tab/><text:span text:style-name="T3"> // nombre aléatoire entre 1 et 8</text:span><text:line-break/><text:tab/><text:tab/><text:tab/><text:tab/>tirage ← (1+(int)(Math.random() * ((8-1) +1)));<text:line-break/><text:tab/><text:tab/><text:tab/><text:tab/>pour j de 0 à 2 {<text:line-break/><text:tab/><text:tab/><text:tab/><text:tab/><text:tab/>si (tirage est égal à condtemp[j]){<text:line-break/><text:tab/><text:tab/><text:tab/><text:tab/><text:tab/><text:tab/>testTirage ← faux ;<text:line-break/><text:tab/><text:tab/><text:tab/><text:tab/><text:tab/>}<text:line-break/><text:tab/><text:tab/><text:tab/><text:tab/>}<text:line-break/><text:tab/><text:tab/><text:tab/><text:tab/>si (testTirage = true){<text:line-break/><text:tab/><text:tab/><text:tab/><text:tab/><text:tab/>condtemp[i]=tirage;<text:line-break/><text:tab/><text:tab/><text:tab/><text:tab/>}<text:line-break/><text:tab/><text:tab/><text:tab/><text:tab/>}tant que (testTirage == faux); </text:p>
      <text:p text:style-name="P2"><text:line-break/><text:tab/><text:tab/><text:tab/><text:tab/>cond[i] = tirage;<text:line-break/><text:tab/><text:tab/>}<text:line-break/><text:line-break/><text:line-break/><text:span text:style-name="T2">Attribution des pays</text:span></text:p>
      <text:p text:style-name="P2"><text:span text:style-name="T4">Nous tirons au sort chaque territoire du jeu (42) que nous assignons à un joueur. <text:s/>Nous vérifions à chaque tirage que ce territoire n'a pas déjà été attribué via l'utilisation d'un tableau de booléens.</text:span></text:p>
      <text:p text:style-name="P2"><text:line-break/><text:tab/><text:tab/>pour i de 0 à 2 {<text:line-break/><text:tab/><text:tab/><text:tab/>pour j de 0 à 41 {<text:line-break/><text:tab/><text:tab/><text:tab/><text:tab/>test ← faux;<text:line-break/><text:tab/><text:tab/><text:tab/><text:tab/>tant que (test==faux){<text:line-break/><text:tab/><text:tab/><text:tab/><text:tab/><text:tab/>y ← ((int)(Math.random() * ((41) +1))); <text:line-break/><text:tab/><text:tab/><text:tab/><text:tab/><text:tab/>si (tableauAttribution[y]==faux){ //le pays est disponible<text:line-break/><text:tab/><text:tab/><text:tab/><text:tab/><text:tab/><text:tab/>tabPays[y].setJoueur(tabJoueur[i]);<text:line-break/><text:tab/><text:tab/><text:tab/><text:tab/><text:tab/><text:tab/>si (i==0){<text:line-break/><text:tab/><text:tab/><text:tab/><text:tab/><text:tab/><text:tab/><text:tab/>Joueur1Pays.add(tabPays[y]);<text:line-break/><text:tab/><text:tab/><text:tab/><text:tab/><text:tab/><text:tab/><text:tab/>}sinon{<text:line-break/><text:tab/><text:tab/><text:tab/><text:tab/><text:tab/><text:tab/><text:tab/><text:tab/>si(i==1){<text:line-break/><text:tab/><text:tab/><text:tab/><text:tab/><text:tab/><text:tab/><text:tab/><text:tab/><text:tab/>Joueur2Pays.add(tabPays[y]);<text:line-break/><text:tab/><text:tab/><text:tab/><text:tab/><text:tab/><text:tab/><text:tab/><text:tab/><text:tab/>}sinon{<text:line-break/><text:tab/><text:tab/><text:tab/><text:tab/><text:tab/><text:tab/><text:tab/><text:tab/><text:tab/><text:tab/>Joueur3Pays.add(tabPays[y]);<text:line-break/><text:tab/><text:tab/><text:tab/><text:tab/><text:tab/><text:tab/><text:tab/><text:tab/> <text:tab/>}<text:line-break/><text:tab/><text:tab/><text:tab/><text:tab/><text:tab/><text:tab/><text:tab/>}<text:line-break/><text:tab/><text:tab/><text:tab/><text:tab/><text:tab/><text:tab/>tableauAttribution[y]=vrai;<text:line-break/><text:tab/><text:tab/><text:tab/><text:tab/><text:tab/><text:tab/>test=vrai;<text:line-break/><text:soft-page-break/><text:tab/><text:tab/><text:tab/><text:tab/><text:tab/>}<text:line-break/><text:tab/><text:tab/><text:tab/><text:tab/>}<text:line-break/><text:tab/><text:tab/><text:tab/>}<text:line-break/><text:tab/><text:tab/>}<text:line-break/><text:tab/><text:line-break/><text:span text:style-name="T2">Préparation du plateau de jeu</text:span></text:p>
      <text:p text:style-name="P2">Appel de la fonction PlacementArmees dans la classe Fonctions2 pour chaque joueur.</text:p>
      <text:p text:style-name="P2"><text:line-break/><text:tab/><text:tab/>Pour i de 0 à 2 {<text:line-break/><text:tab/><text:tab/><text:tab/>Fonctions2.PlacementArmees(tabJoueur[i], TabJoueurPays[i], tabPays, Afrique, AmeriqueNord, AmeriqueSud, Asie, Europe, Oceanie);<text:line-break/><text:tab/><text:tab/>}<text:line-break/><text:line-break/><text:span text:style-name="T2">Tour de jeu</text:span></text:p>
      <text:p text:style-name="P2"><text:span text:style-name="T2">Appel de la fonction renforts et placement, puis appel de la fonction DeplacementTroupes, puis vérification des conditions de victoire</text:span></text:p>
      <text:p text:style-name="P2"><text:line-break/><text:tab/><text:tab/>Faire {<text:line-break/><text:tab/><text:tab/>Pour i de 0 à 2 {<text:line-break/><text:tab/><text:tab/><text:tab/>Afficher("\n\nTour du joueur "+(i+1));<text:tab/><text:tab/><text:line-break/><text:tab/><text:tab/><text:tab/>nouveauxpions ← Renfort.renforts(tabJoueur[i], TabJoueurPays[i],tabPays, Afrique, AmeriqueNord, AmeriqueSud, Asie, Europe, Oceanie);<text:line-break/><text:tab/><text:tab/><text:tab/>Fonction3.PlacementRenfort(nouveauxpions,tabJoueur[i], TabJoueurPays[i], tabPays);<text:line-break/><text:tab/><text:tab/><text:tab/>Faire {<text:line-break/><text:tab/><text:tab/><text:tab/><text:tab/>// pour pouvoir accéder aux joueurs dont ce n'est pas le tour<text:line-break/><text:tab/><text:tab/><text:tab/><text:tab/>Si (i==0){<text:line-break/><text:tab/><text:tab/><text:tab/><text:tab/><text:tab/>j ← 1;<text:line-break/><text:tab/><text:tab/><text:tab/><text:tab/><text:tab/>k ← 2;<text:line-break/><text:tab/><text:tab/><text:tab/><text:tab/>}sinon{<text:line-break/><text:tab/><text:tab/><text:tab/><text:tab/><text:tab/>Si (i==1){<text:line-break/><text:tab/><text:tab/><text:tab/><text:tab/><text:tab/><text:tab/>j ← 0;<text:line-break/><text:tab/><text:tab/><text:tab/><text:tab/><text:tab/><text:tab/>k ← 2;<text:line-break/><text:tab/><text:tab/><text:tab/><text:tab/><text:tab/>}sinon{<text:line-break/><text:tab/><text:tab/><text:tab/><text:tab/><text:tab/><text:tab/>j ← 0;<text:line-break/><text:tab/><text:tab/><text:tab/><text:tab/><text:tab/><text:tab/>k ← 1;<text:line-break/><text:tab/><text:tab/><text:tab/><text:tab/><text:tab/>}<text:line-break/><text:tab/><text:tab/><text:tab/><text:tab/>}<text:line-break/><text:tab/><text:tab/><text:tab/><text:tab/>finTour=Deplacement.DeplacementTroupes(tabJoueur[i], TabJoueurPays[i], TabJoueurPays[j], TabJoueurPays[k],tabPays, Afrique, AmeriqueNord, AmeriqueSud, Asie, Europe, Oceanie);<text:tab/><text:tab/><text:tab/><text:line-break/><text:tab/><text:tab/><text:tab/>}tant que(finTour != vrai); // tant que le joueur n'a pas signifié sa fin de tour</text:p>
      <text:p text:style-name="P2"><text:line-break/><text:tab/><text:tab/><text:tab/>//vérification de la condition de victoire, appel de la fonction VictoireFinale</text:p>
      <text:p text:style-name="P2"><text:line-break/><text:tab/><text:tab/><text:tab/>finJeu ← <text:s/>Victoire.VictoireFinale(tabJoueur[i], tabPays, Afrique, AmeriqueNord, AmeriqueSud, Asie, Europe, Oceanie);<text:line-break/><text:tab/><text:tab/><text:tab/>Si (finJeu == vrai){ //le joueur à réalisé sa condition de victoire<text:line-break/><text:tab/><text:tab/><text:tab/><text:tab/>System.out.println("Félicitations joueur "+tabJoueur[i].getCouleur()+" vous avez remporté cette partie !! \n Honte à vous joueur"+tabJoueur[j].getCouleur() +" et joueur "+tabJoueur[k].getCouleur()+" vous avez été battu");<text:line-break/><text:tab/><text:tab/><text:tab/><text:tab/>break; // on sort de la boucle "for" car un joueur <text:s/>à réalisé sa condition <text:soft-page-break/>de victoire<text:line-break/><text:tab/><text:tab/><text:tab/>}<text:line-break/><text:tab/><text:tab/>}<text:line-break/><text:tab/><text:tab/>}Tant que (finJeu != vrai);<text:line-break/><text:tab/><text:tab/>System.out.println("Jeu terminé !!"); <text:line-break/><text:tab/>}<text:line-break/>}</text:p>
      <text:p text:style-name="P2"/>
      <text:p text:style-name="P2"/>
      <text:h text:style-name="Heading_20_3" text:outline-level="3">Déplacement des troupes</text:h>
      <text:p text:style-name="P2">Cette fonction gère les attaques et les déplacements de troupes. Nous affichons un menu d'où le joueur sélectionne les actions à réaliser.</text:p>
      <text:p text:style-name="P2"/>
      <text:p text:style-name="Table_20_Contents">public static boolean DeplacementTroupes (Joueur j1, ArrayList&lt;Pays&gt; TabJoueurPays, ArrayList&lt;Pays&gt; TabJoueurPays1, ArrayList&lt;Pays&gt; TabJoueurPays2, Pays[] tabPays, Pays[] Continent1, Pays[] Continent2, Pays[] Continent3, Pays[] Continent4, Pays[] Continent5, Pays[] Continent6){</text:p>
      <text:p text:style-name="Table_20_Contents"/>
      <text:p text:style-name="Table_20_Contents">[Variables...]</text:p>
      <text:p text:style-name="Table_20_Contents"/>
      <text:p text:style-name="Table_20_Contents">//Affichage des options du menu et saisie du choix<text:line-break/><text:tab/><text:tab/>Afficher ("\n\njoueur"+ j1.getCouleur()+"\n\n");<text:line-break/><text:tab/><text:tab/>Afficher ("Menu:\n 1: Afficher vos forces\n 2: Afficher la carte du monde\n 3: Afficher vos déplacements possibles\n 4: Passer à l'offensive !\n 5: Déplacements internes (Attention à la fin de cette action votre tour se terminera)\n Défaut: Fin du tour\n !!Pensez bien à prendre des notes général de pacotille !!\n\n");<text:line-break/><text:tab/><text:tab/>Afficher ("Saisissez votre choix\n");<text:line-break/><text:tab/><text:tab/>choix ← <text:s/>sc.nextInt();<text:line-break/><text:line-break/><text:tab/><text:tab/>//Actions en fonction du choix<text:line-break/><text:tab/><text:tab/>switch (choix)<text:line-break/><text:tab/><text:tab/>{<text:line-break/><text:tab/><text:tab/><text:tab/>case 1:<text:line-break/><text:tab/><text:tab/><text:tab/><text:tab/>//Affichage des forces<text:line-break/><text:tab/><text:tab/><text:tab/><text:tab/>cptPays ← 0;<text:line-break/><text:tab/><text:tab/><text:tab/><text:tab/>Pour j de 0 jusqu'à la taille du tableau des pays du joueur {<text:line-break/><text:tab/><text:tab/><text:tab/><text:tab/><text:tab/>Si (TabJoueurPays.get(j) != null){<text:line-break/><text:tab/><text:tab/><text:tab/><text:tab/><text:tab/><text:tab/>cptPays ← cptPays+1;<text:line-break/><text:tab/><text:tab/><text:tab/><text:tab/><text:tab/><text:tab/>Afficher ("Pays : "+TabJoueurPays.get(j).getNom()+" n° "+TabJoueurPays.get(j).getId()+" Occupé par : "+TabJoueurPays.get(j).getOccupepar()+" armée(s)");<text:line-break/><text:tab/><text:tab/><text:tab/><text:tab/><text:tab/>}<text:line-break/><text:tab/><text:tab/><text:tab/><text:tab/>}<text:line-break/><text:tab/><text:tab/><text:tab/><text:tab/>Afficher ("\nVous possédez "+cptPays+" pays");<text:line-break/><text:tab/><text:tab/><text:tab/>break;<text:line-break/><text:line-break/><text:tab/><text:tab/><text:tab/>[case 2...]</text:p>
      <text:p text:style-name="Standard"/>
      <text:p text:style-name="Standard"><text:tab/><text:tab/><text:tab/>case 3: //</text:p>
      <text:p text:style-name="Standard"><text:line-break/><text:tab/><text:tab/><text:tab/><text:tab/>//Déplacements possibles<text:line-break/><text:soft-page-break/><text:tab/><text:tab/><text:tab/><text:tab/>Afficher ("Vos pays: ");<text:line-break/><text:tab/><text:tab/><text:tab/><text:tab/>Pour j de 0 jusqu'à la taille du tableau des pays du joueur {<text:line-break/><text:tab/><text:tab/><text:tab/><text:tab/><text:tab/>Afficher("Pays : "+TabJoueurPays.get(j).getNom()+" n° "+TabJoueurPays.get(j).getId()+" Occupé par : "+TabJoueurPays.get(j).getOccupepar()+" armée(s)\n");<text:line-break/><text:tab/><text:tab/><text:tab/><text:tab/><text:tab/>Afficher(" Déplacement possible vers:\n");<text:line-break/><text:tab/><text:tab/><text:tab/><text:tab/><text:tab/>voisin=TabJoueurPays.get(j).getDeplacements();<text:line-break/><text:tab/><text:tab/><text:tab/><text:tab/><text:tab/>Pour i de 0 jusqu'à la taille du tableau voisin{<text:line-break/><text:tab/><text:tab/><text:tab/><text:tab/><text:tab/><text:tab/>Si (voisin[i] != null){<text:line-break/><text:tab/><text:tab/><text:tab/><text:tab/><text:tab/><text:tab/><text:tab/>Afficher(" Pays : "+voisin[i].getNom()+" n° "+voisin[i].getId()+" Possédé par joueur "+voisin[i].getJoueur().getCouleur()+" Occupé par : "+voisin[i].getOccupepar()+" armée(s)\n");<text:line-break/><text:tab/><text:tab/><text:tab/><text:tab/><text:tab/><text:tab/>}<text:line-break/><text:tab/><text:tab/><text:tab/><text:tab/><text:tab/>}<text:line-break/><text:tab/><text:tab/><text:tab/><text:tab/>}<text:line-break/><text:tab/><text:tab/><text:tab/><text:tab/>break;</text:p>
      <text:p text:style-name="Standard"/>
      <text:p text:style-name="Standard"><text:tab/><text:tab/><text:tab/><text:tab/>case 4: <text:line-break/><text:tab/><text:tab/><text:tab/><text:tab/>//Attaquer<text:line-break/><text:tab/><text:tab/><text:tab/><text:tab/>Faire {<text:line-break/><text:tab/><text:tab/><text:tab/><text:tab/><text:tab/>Afficher("saisissez le numéro du pays duquel vous souhaitez envoyer vos troupes combattre !!");<text:line-break/><text:tab/><text:tab/><text:tab/><text:tab/><text:tab/>numPays ← sc.nextInt();<text:line-break/><text:tab/><text:tab/><text:tab/><text:tab/>}Tant que (numPays&lt;1 || numPays&gt;=43); //Le pays doit exister<text:line-break/><text:tab/><text:tab/><text:tab/><text:tab/><text:line-break/><text:tab/><text:tab/><text:tab/><text:tab/>Si (vrai == TabJoueurPays.contains(tabPays[numPays-1])){ </text:p>
      <text:p text:style-name="Standard"><text:tab/><text:tab/><text:tab/><text:tab/>//le pays appartient bien au joueur dont c'est le tour<text:line-break/><text:tab/><text:tab/><text:tab/><text:tab/><text:tab/>Afficher ("saisissez le nombre de troupe à déplacer (max 3 et laisser au moins 1 armée sur place)");<text:line-break/><text:tab/><text:tab/><text:tab/><text:tab/><text:tab/>nbarme ← sc.nextInt();<text:line-break/><text:tab/><text:tab/><text:tab/><text:tab/><text:tab/>Si (nbarme&lt;=tabPays[numPays-1].getOccupepar() &amp;&amp; nbarme&gt;=0 &amp;&amp; nbarme&lt;=3 &amp;&amp; ((tabPays[numPays-1].getOccupepar()-nbarme)&gt;=1)){ //Le joueur possède bien assez d'armée(s), n'en prend pas plus de 3 et laisse au moins une armée sur le pays de départ<text:line-break/><text:tab/><text:tab/><text:tab/><text:tab/><text:tab/><text:tab/>Faire {<text:line-break/><text:tab/><text:tab/><text:tab/><text:tab/><text:tab/><text:tab/>voisin=tabPays[numPays-1].getDeplacements(); // on récupère la liste des voisins du pays de départ<text:line-break/><text:tab/><text:tab/><text:tab/><text:tab/><text:tab/><text:tab/>Afficher ("saisissez le numéro du pays à envahir !!");<text:line-break/><text:tab/><text:tab/><text:tab/><text:tab/><text:tab/><text:tab/>numPays1 ← sc.nextInt();<text:line-break/><text:tab/><text:tab/><text:tab/><text:tab/><text:tab/><text:tab/>Si (numPays1&gt;=1 &amp;&amp; numPays1&lt;=42){ //le pays à attaquer existe<text:line-break/><text:tab/><text:tab/><text:tab/><text:tab/><text:tab/><text:tab/><text:tab/>Pour j de 0 à 4 (nombre maximum de voisins <text:tab/><text:tab/><text:tab/><text:tab/><text:tab/><text:tab/><text:tab/>possible){<text:line-break/><text:tab/><text:tab/><text:tab/><text:tab/><text:tab/><text:tab/><text:tab/><text:tab/>Si (voisin[j] != null){<text:line-break/><text:tab/><text:tab/><text:tab/><text:tab/><text:tab/><text:tab/><text:tab/><text:tab/><text:tab/>Si (voisin[j].getId()==numPays1){<text:tab/>//le pays à attaquer est bien voisin du pays de départ<text:line-break/><text:tab/><text:tab/><text:tab/><text:tab/><text:tab/><text:tab/><text:tab/><text:tab/><text:tab/><text:tab/>estVoisin ← vrai; <text:line-break/><text:tab/><text:tab/><text:tab/><text:tab/><text:tab/><text:tab/><text:tab/><text:tab/><text:tab/>}<text:line-break/><text:tab/><text:tab/><text:tab/><text:tab/><text:tab/><text:tab/><text:tab/><text:tab/>}<text:line-break/><text:tab/><text:tab/><text:tab/><text:tab/><text:tab/><text:tab/><text:tab/>}<text:line-break/><text:tab/><text:tab/><text:tab/><text:tab/><text:tab/><text:tab/>}<text:line-break/><text:tab/><text:tab/><text:tab/><text:tab/><text:tab/><text:tab/>}Tant que (numPays1&lt;1 || numPays1&gt;42 || <text:soft-page-break/>(true==TabJoueurPays.contains(tabPays[numPays1-1])) || (estVoisin !=true)); // on répète tout jusqu'à ce que le pays à attaquer soit un pays voisin du pays de départ et n'appartienne pas au joueur dont c'est le tour<text:line-break/><text:tab/><text:tab/><text:tab/><text:tab/><text:tab/>}Sinon {<text:line-break/><text:tab/><text:tab/><text:tab/><text:tab/><text:tab/><text:tab/>Afficher ("Problème de troupes (cf règles)");<text:line-break/><text:tab/><text:tab/><text:tab/><text:tab/><text:tab/><text:tab/>break;<text:line-break/><text:tab/><text:tab/><text:tab/><text:tab/><text:tab/>}<text:line-break/><text:tab/><text:tab/><text:tab/><text:tab/>} Sinon {<text:line-break/><text:tab/><text:tab/><text:tab/><text:tab/><text:tab/>Afficher ("Action impossible !");<text:line-break/><text:tab/><text:tab/><text:tab/><text:tab/><text:tab/>break;<text:line-break/><text:tab/><text:tab/><text:tab/><text:tab/>}</text:p>
      <text:p text:style-name="Standard"/>
      <text:h text:style-name="Heading_20_3" text:outline-level="3">Vérification des conditions de victoire</text:h>
      <text:p text:style-name="Standard">Cette fonction est appelée par le main pour vérifier à la fin de chaque tour si les joueurs ont réussi leur condition de victoire.</text:p>
      <text:p text:style-name="Standard"/>
      <text:p text:style-name="Standard">public class Victoire {<text:line-break/><text:line-break/><text:tab/>public static boolean VictoireFinale (Joueur j1, Pays[] tabPays, Pays[] Afrique, Pays[] AmeriqueNord, Pays[] AmeriqueSud, Pays[] Asie, Pays[] Europe, Pays[] Oceanie){<text:line-break/><text:tab/><text:line-break/><text:tab/><text:tab/>boolean victory ← faux ; // De base on part du principe que le joueur n'a pas rempli sa condition de victoire<text:line-break/><text:tab/><text:tab/>int nbVictoire ← j1.getNConditionDeVictoire();<text:line-break/><text:line-break/><text:tab/><text:tab/>Si (nbVictoire == 1){ <text:s/>// On regarde si le numéro de condition de victoire <text:line-break/><text:line-break/><text:tab/><text:tab/><text:tab/>victory ← ConditionsVictoire.verifiervictoire1 (j1, tabPays);<text:line-break/><text:tab/><text:tab/>}<text:line-break/><text:line-break/><text:tab/><text:tab/>if(nbVictoire == 2){</text:p>
      <text:p text:style-name="Standard"><text:tab/><text:tab/><text:tab/>[etc...]</text:p>
      <text:p text:style-name="Standard"/>
      <text:p text:style-name="P10">Conditions de victoire</text:p>
      <text:p text:style-name="Standard">Cette fonction est appelée par la fonction VictoireFinale afin de savoir si la condition de victoire a été remplie.</text:p>
      <text:p text:style-name="Standard"/>
      <text:p text:style-name="Standard">public class ConditionsVictoire {</text:p>
      <text:p text:style-name="Standard"><text:tab/>// <text:s/>Amérique du Nord et Afrique<text:tab/><text:line-break/><text:tab/>public static boolean verifiervictoire2 (Joueur j1, Pays[] AmeriqueNord, Pays[] Afrique){ <text:s/><text:line-break/><text:tab/><text:tab/>int cptAfrique = 0;<text:line-break/><text:tab/><text:tab/>int cptAmNord = 0;<text:line-break/><text:tab/><text:tab/>int i;<text:line-break/><text:tab/><text:tab/>//posséder l'Amérique du Nord<text:line-break/><text:tab/><text:tab/>for(i=0;i&lt;9;i++){<text:line-break/><text:tab/><text:tab/><text:tab/>if(AmeriqueNord[i].getJoueur() == j1){<text:line-break/><text:tab/><text:tab/><text:tab/><text:tab/>cptAmNord = cptAmNord+1;<text:line-break/><text:tab/><text:tab/><text:tab/>}<text:line-break/><text:tab/><text:tab/>}</text:p>
      <text:p text:style-name="Standard"/>
      <text:p text:style-name="Standard"/>
      <text:p text:style-name="Standard"><text:soft-page-break/></text:p>
      <text:h text:style-name="Heading_20_1" text:outline-level="1">Méthodes de travail</text:h>
      <text:p text:style-name="P2"/>
      <text:p text:style-name="P5"><text:tab/>Le travail a été réalisé en binôme de la manière suivante :</text:p>
      <text:p text:style-name="P5"/>
      <text:p text:style-name="P5"><text:tab/>Dans un premier temps nous avons établi les éléments nécessaires tels que les objets et leurs méthodes, ainsi que l'ossature générale du jeu. Nous établissons une liste des fonctions à programmer. Nous écrivons ensuite l'algorithme de chaque fonction sur papier. <text:s/>Cela nous permet de nous mettre d'accord sur la logique du programme et le travail à réaliser. </text:p>
      <text:p text:style-name="P5"/>
      <text:p text:style-name="P5"><text:tab/>En fonction de la difficulté des fonctions à programmer, nous nous répartissons le travail. Ou nous travaillons chacun sur une fonction différente, ou nous travaillons à deux sur une seule lorsqu'elle pose problème.</text:p>
      <text:p text:style-name="P5"/>
      <text:h text:style-name="Heading_20_1" text:outline-level="1">Difficultés rencontrées</text:h>
      <text:p text:style-name="P5"/>
      <text:p text:style-name="P5"><text:tab/>Nous avons rencontré plusieurs difficultés lors de la réalisation du projet. Tout d'abord la maîtrise des tableaux a été cruciale : il a été nécessaire d'utiliser des tableaux de tableaux de Pays, ainsi que des Arraylist. Nous avons rencontré <text:s/>de nombreuses erreurs liées à l'utilisation de ceux-ci, notamment des dépassements de la taille du tableau et des pointeurs nuls. Cela nous a amené à reconsidérer plusieurs fois le code.</text:p>
      <text:p text:style-name="P5"/>
      <text:p text:style-name="P5"><text:tab/>La seconde difficulté a été de maîtriser les appels et retours de fonctions. Puisqu'il est impossible de retourner plus qu'une seule valeur, nous avons du créer des tableaux ou réorganiser le code.</text:p>
      <text:p text:style-name="P5"/>
      <text:p text:style-name="P5"><text:tab/>La troisième difficulté fut relativement mineure, il a fallu apprendre à accéder aux variables d'objets présentes dans des tableaux de tableaux. </text:p>
      <text:p text:style-name="P5"/>
      <text:p text:style-name="P5"><text:tab/>La quatrième difficulté concernait les données entrées manuellement dans les tableaux de voisins, une erreur de frappe pouvait être faite aisément et empêchait le bon déroulement du jeu.</text:p>
      <text:p text:style-name="P5"/>
      <text:h text:style-name="P16" text:outline-level="1">Conclusion</text:h>
      <text:p text:style-name="P5"/>
      <text:p text:style-name="P5"><text:tab/>Le jeu réalisé a répondu aux spécifications présentes dans le cahier des charges initial. La taille du code produit est conséquente </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2"/>
      <text:h text:style-name="Heading_20_1" text:outline-level="1">Manuel d'utilisation</text:h>
      <text:list xml:id="list7805335142713119158" text:style-name="L10">
        <text:list-item>
          <text:p text:style-name="P15">Présentation du jeu</text:p>
        </text:list-item>
      </text:list>
      <text:p text:style-name="P12"/>
      <text:p text:style-name="P2"><text:tab/>Risk se joue à 3 joueurs au tour par tour. Vous devez conquérir des territoires à l'aide d'armées que vous déplacez à travers le monde. Vous devez compléter l'objectif qui vous sera attribué en début de partie. Cet objectif est secret, les joueurs non actifs ne doivent pas regarder l'écran de jeu lors du premier tour de placement des armées. Il est ensuite autorisé de regarder ce que font les autres joueurs. <text:s/>Faites preuve de stratégie et de ruse pour triompher !</text:p>
      <text:p text:style-name="P2"/>
      <text:list xml:id="list6811972622094847391" text:style-name="L11">
        <text:list-item>
          <text:p text:style-name="P14">Lancement</text:p>
        </text:list-item>
      </text:list>
      <text:p text:style-name="P2"/>
      <text:p text:style-name="P2"><text:tab/>Ouvrez un terminal et accédez au dossier qui contient le fichier Risk.java. Entrez ensuite la commande &lt; java Risk &gt; afin de lancer le jeu.</text:p>
      <text:p text:style-name="P2"/>
      <text:list xml:id="list2375924546242563240" text:style-name="L12">
        <text:list-item>
          <text:p text:style-name="P13">Déroulement</text:p>
        </text:list-item>
      </text:list>
      <text:p text:style-name="P2"/>
      <text:p text:style-name="P2">Attention : lorsque le jeu vous demande de saisir un nombre, ne saisissez pas un caractère sinon le programme vous renverra une erreur et s'arrêtera. Une telle faute signifiera la défaite du joueur !</text:p>
      <text:p text:style-name="P2"/>
      <text:p text:style-name="P4">Tour de placement – Les joueurs non actifs ne doivent pas regarder l'écran</text:p>
      <text:p text:style-name="P2"><text:tab/>Le premier joueur reçoit son objectif de victoire (secret), 14 territoires, et 21 armées. Il doit placer tous ses pions sur ses territoires. (Astuce : placez vos armées en fonction de votre objectif secret et des territoires que vous devez posséder!)</text:p>
      <text:p text:style-name="P2">Lorsqu'il n'a plus d'armées à placer, le second joueur peut jouer. Une fois que le troisième joueur a terminé de placer ses armées, le vrai tour de jeu commence.</text:p>
      <text:p text:style-name="P2"/>
      <text:p text:style-name="P4">Tour de jeu – Les joueurs peuvent regarder les actions des autres</text:p>
      <text:p text:style-name="P2"><text:tab/>Le joueur commence par recevoir des renforts (= ses territoires / 3 et des renforts bonus s'il possède l'intégralité d'un continent ou plus). Il doit tous les placer sur ses territoires. </text:p>
      <text:p text:style-name="P2">Une fois ceci fait, il passe à la phase d'attaque. Chaque joueur peut attaquer autant de fois qu'il le souhaite tant qu'il respecte ces conditions : il ne peut attaquer qu'un territoire voisin, il doit laisser au minimum une armée sur chaque territoire contrôlé, et il ne peut pas déplacer des armées d'un de ses territoires à un autre. <text:s/></text:p>
      <text:p text:style-name="P2"><text:tab/>Pour afficher les territoires et les forces du joueur actif, saisissez 1. Pour connaître l'état général de la carte du monde, saisissez 2. Pour connaître vos voisins (déplacements possibles), saisissez 3. Pour attaquer, saisissez 4. (Note : Il est obligatoire d'afficher d'abord vos déplacements avant d'attaquer, sinon vous ne saurez pas quel territoire attaquer!).</text:p>
      <text:p text:style-name="P2"><text:tab/>Lorsqu'un joueur attaque il peut choisir d'engager de 1 à 3 armées, ce qui lui permet de faire 1 à 3 jets de dés. Le défenseur jette automatiquement 1 à 2 dés (s'il a plus d'une armée sur le territoire). <text:s/>Le plus haut résultat de l'attaquant et du défenseur sont comparés, et une perte est attribuée à celui qui a la valeur la plus faible. S'il y a eu deux armées ou plus engagées par l'attaquant et le défenseur, la seconde plus haute valeur de l'attaque et la défense sont également comparées et une perte est attribuée.</text:p>
      <text:p text:style-name="P2"><text:tab/>Lorsqu'il n'y a plus de troupes défendant un territoire celui ci passe sous le contrôle du joueur attaquant. Il peut choisir de déplacer autant de troupes qu'il souhaite du territoire d'où est venue l'attaque vers le territoire conquis (tant qu'il laisse au moins une armée sur chaque territoire).</text:p>
      <text:p text:style-name="P2">Lorsqu'un joueur estime avoir terminé ses attaques, il saisit 5. Il passe alors à la phase de déplacement (saisir 6 ou plus saute la phase de déplacement et termine le tour immédiatement).</text:p>
      <text:p text:style-name="P2">Lors de la phase de déplacement un joueur peut choisir de déplacer ses armées d'un de ses territoires <text:soft-page-break/>vers un autre, sans limite si ce n'est de laisser une armée par territoire. A la fin de ses mouvements, le jeu vérifie si les conditions de victoire sont remplies. Si ce n'est pas le cas, le tour du joueur suivant commence. Le jeu continue jusqu'à ce qu'un des joueurs atteigne son object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31T14:47:24.04</meta:creation-date>
    <dc:date>2017-01-15T23:08:31.17</dc:date>
    <meta:editing-duration>P1DT10H33M19S</meta:editing-duration>
    <meta:editing-cycles>10</meta:editing-cycles>
    <meta:generator>OpenOffice/4.1.2$Win32 OpenOffice.org_project/412m3$Build-9782</meta:generator>
    <meta:document-statistic meta:table-count="0" meta:image-count="0" meta:object-count="0" meta:page-count="11" meta:paragraph-count="110" meta:word-count="2871" meta:character-count="19021"/>
  </office:meta>
</office:document-meta>
</file>